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wner.init( ICommandListservManager commandListservManager ,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wner.onCommand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